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2"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4" style:family="paragraph" style:parent-style-name="Standard">
      <style:paragraph-properties fo:text-align="start" style:justify-single-word="false"/>
      <style:text-properties style:font-name="Source Code Pro" fo:font-weight="bold" officeooo:rsid="0018a31a" officeooo:paragraph-rsid="0018e6c0" style:font-weight-asian="bold" style:font-weight-complex="bold"/>
    </style:style>
    <style:style style:name="P15" style:family="paragraph" style:parent-style-name="Standard">
      <style:paragraph-properties fo:text-align="start" style:justify-single-word="false"/>
      <style:text-properties style:font-name="Source Code Pro" fo:font-weight="bold" officeooo:rsid="0018a31a" officeooo:paragraph-rsid="001aafe6" style:font-weight-asian="bold" style:font-weight-complex="bold"/>
    </style:style>
    <style:style style:name="P16" style:family="paragraph" style:parent-style-name="Standard">
      <style:text-properties style:font-name="Source Code Pro" fo:font-weight="normal" style:font-weight-asian="normal" style:font-weight-complex="normal"/>
    </style:style>
    <style:style style:name="P17" style:family="paragraph" style:parent-style-name="Standard">
      <style:text-properties style:font-name="Source Code Pro" fo:font-weight="normal" officeooo:rsid="00037cc5" officeooo:paragraph-rsid="00037cc5" style:font-weight-asian="normal" style:font-weight-complex="normal"/>
    </style:style>
    <style:style style:name="P18" style:family="paragraph" style:parent-style-name="Standard">
      <style:text-properties style:font-name="Source Code Pro" fo:font-weight="normal" officeooo:rsid="00047ae3" officeooo:paragraph-rsid="00047ae3" style:font-weight-asian="normal" style:font-weight-complex="normal"/>
    </style:style>
    <style:style style:name="P19"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20"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21"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2"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23"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24"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25"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26"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27" style:family="paragraph" style:parent-style-name="Standard">
      <style:paragraph-properties fo:text-align="start" style:justify-single-word="false"/>
      <style:text-properties style:font-name="Source Code Pro" fo:font-weight="normal" officeooo:rsid="0018a31a" officeooo:paragraph-rsid="0018a31a" style:font-weight-asian="normal" style:font-weight-complex="normal"/>
    </style:style>
    <style:style style:name="P28" style:family="paragraph" style:parent-style-name="Standard">
      <style:paragraph-properties fo:text-align="start" style:justify-single-word="false"/>
      <style:text-properties style:font-name="Source Code Pro" fo:font-weight="normal" officeooo:rsid="0018a31a" officeooo:paragraph-rsid="0018e6c0" style:font-weight-asian="normal" style:font-weight-complex="normal"/>
    </style:style>
    <style:style style:name="P29" style:family="paragraph" style:parent-style-name="Standard">
      <style:paragraph-properties fo:text-align="center" style:justify-single-word="false"/>
      <style:text-properties style:font-name="Source Code Pro" fo:font-weight="normal" officeooo:rsid="0018a31a" officeooo:paragraph-rsid="0018a31a" style:font-weight-asian="normal" style:font-weight-complex="normal"/>
    </style:style>
    <style:style style:name="P30" style:family="paragraph" style:parent-style-name="Standard">
      <style:paragraph-properties fo:text-align="start" style:justify-single-word="false"/>
      <style:text-properties style:font-name="Source Code Pro" fo:font-weight="normal" officeooo:rsid="001aafe6" officeooo:paragraph-rsid="001aafe6" style:font-weight-asian="normal" style:font-weight-complex="normal"/>
    </style:style>
    <style:style style:name="P31" style:family="paragraph" style:parent-style-name="Standard">
      <style:paragraph-properties fo:text-align="start" style:justify-single-word="false"/>
      <style:text-properties style:font-name="Source Code Pro" fo:font-weight="normal" officeooo:rsid="001b9227" officeooo:paragraph-rsid="001b9227" style:font-weight-asian="normal" style:font-weight-complex="normal"/>
    </style:style>
    <style:style style:name="P32" style:family="paragraph" style:parent-style-name="Standard">
      <style:text-properties style:font-name="Source Code Pro" officeooo:rsid="0007f4ff" officeooo:paragraph-rsid="0007f4ff"/>
    </style:style>
    <style:style style:name="P33" style:family="paragraph" style:parent-style-name="Standard">
      <style:text-properties officeooo:paragraph-rsid="00066557"/>
    </style:style>
    <style:style style:name="P34" style:family="paragraph" style:parent-style-name="Standard">
      <style:paragraph-properties fo:text-align="start" style:justify-single-word="false"/>
      <style:text-properties officeooo:paragraph-rsid="001184a5"/>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officeooo:rsid="00066557" style:font-weight-asian="normal" style:font-weight-complex="normal"/>
    </style:style>
    <style:style style:name="T7" style:family="text">
      <style:text-properties style:font-name="Source Code Pro" fo:font-weight="normal" officeooo:rsid="001184a5" style:font-weight-asian="normal" style:font-weight-complex="normal"/>
    </style:style>
    <style:style style:name="T8" style:family="text">
      <style:text-properties style:font-name="Source Code Pro" fo:font-weight="normal" officeooo:rsid="001337a9" style:font-weight-asian="normal" style:font-weight-complex="normal"/>
    </style:style>
    <style:style style:name="T9" style:family="text">
      <style:text-properties style:font-name="Source Code Pro" fo:font-weight="bold" officeooo:rsid="001184a5" style:font-weight-asian="bold" style:font-weight-complex="bold"/>
    </style:style>
    <style:style style:name="T10" style:family="text">
      <style:text-properties officeooo:rsid="00037cc5"/>
    </style:style>
    <style:style style:name="T11" style:family="text">
      <style:text-properties officeooo:rsid="00053ccd"/>
    </style:style>
    <style:style style:name="T12" style:family="text">
      <style:text-properties officeooo:rsid="0008c1a0"/>
    </style:style>
    <style:style style:name="T13" style:family="text">
      <style:text-properties officeooo:rsid="000a12ce"/>
    </style:style>
    <style:style style:name="T14" style:family="text">
      <style:text-properties officeooo:rsid="000c2464"/>
    </style:style>
    <style:style style:name="T15" style:family="text">
      <style:text-properties officeooo:rsid="000d0717"/>
    </style:style>
    <style:style style:name="T16" style:family="text">
      <style:text-properties officeooo:rsid="000dd84c"/>
    </style:style>
    <style:style style:name="T17" style:family="text">
      <style:text-properties officeooo:rsid="001007a3"/>
    </style:style>
    <style:style style:name="T18" style:family="text">
      <style:text-properties officeooo:rsid="0016cc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5"><text:span text:style-name="T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span></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2"><text:span text:style-name="T4">function solution(N) {</text:span></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6">*************************<text:span text:style-name="T10">ROTATE ARRAY********************************</text:span></text:p>
      <text:p text:style-name="P16"/>
      <text:p text:style-name="P17">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7">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17">Honestly a really silly mistake but in a test without being able to look things up I would have done poorly.</text:p>
      <text:p text:style-name="P18">My code passed all the test cases, but I thought that adding a rotation length longer than the array length might mess things up, and sure enough it did. <text:span text:style-name="T11">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33"><text:span text:style-name="T6">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32">The answer was really cool! Take K % arr.length and use it instead of <text:s/>K in your splice. The remainder <text:span text:style-name="T12">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32"/>
      <text:p text:style-name="P32"/>
      <text:p text:style-name="P32"/>
      <text:p text:style-name="P32"><text:soft-page-break/>***************************<text:span text:style-name="T13">Find Odd Numbers in an Array**************</text:span></text:p>
      <text:p text:style-name="P32"><text:tab/></text:p>
      <text:p text:style-name="P19"><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20">This one was really easy! Basically you have an array of numbers. Each number has an even number of that number except for one. Find the number that does not have a pair (the odd number) and return it.</text:p>
      <text:p text:style-name="P20">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20"/>
      <text:p text:style-name="P20">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20">I had a TINY bit of trouble because the object key was a string, and I had to convert to a number first.</text:p>
      <text:p text:style-name="P20">A Map might be better here, since the order is remembered <text:span text:style-name="T14">and you can use numbers for keys.</text:span> <text:span text:style-name="T15">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6">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21">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21">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21">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21">Order One, O(1) because the size of the problem does not grow with the inputs, it performs the same calculations each time. No for loop</text:p>
      <text:p text:style-name="P9"/>
      <text:p text:style-name="P21">This is similar to a kangaroo problem on HackerRank, but that one had two kangaroos moving at the same time and you needed to see if it was possible if they both landed on the same square ever.</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text:span text:style-name="T17">FIND THE MISSING NUMBER IN AN ARRAY************</text:span></text:p>
      <text:p text:style-name="P25">CONSECUTIVE NUMBERS</text:p>
      <text:p text:style-name="P22"><text:a xlink:type="simple" xlink:href="https://app.codility.com/c/run/trainingNKMJ5C-CEX/" text:style-name="Internet_20_link" text:visited-style-name="Visited_20_Internet_20_Link">https://app.codility.com/c/run/trainingNKMJ5C-CEX/</text:a> </text:p>
      <text:p text:style-name="P23">The challenge here was not using a brute force 0(N^2).</text:p>
      <text:p text:style-name="P23">I ended up having to look up the formula to find a missing number.</text:p>
      <text:p text:style-name="P24">The array is an array of unsorted numbers where each number has a number one larger than it except the last number and the missing number. Unknown length, unknown start point. (could be 44);</text:p>
      <text:p text:style-name="P34"><text:span text:style-name="T9">(N*(N+1) / 2) – total. //</text:span><text:span text:style-name="T7"> </text:span><text:span text:style-name="T8">where N is the amount of numbers you have, and the total is the sum of all of them.</text:span></text:p>
      <text:p text:style-name="P24">It was actually really short once this was figured out.</text:p>
      <text:p text:style-name="P24">You add up the total amount of numbers in your array. I first used arr.reduce((a,b)=&gt; a +b) and hit 90%, except for an edge test case where the array was empty.</text:p>
      <text:p text:style-name="P24"><text:span text:style-name="T4">arr.reduce((a,b) =&gt; a + b)</text:span> // returns an error if used on an empty array, an array of one still works.</text:p>
      <text:p text:style-name="P24"><text:span text:style-name="T4">arr.reduce((a,b)=&gt; a + b, 0)</text:span> // will work on an empty array</text:p>
      <text:p text:style-name="P24">You could avoid this and just use a for loop to += each element to a total.</text:p>
      <text:p text:style-name="P24"/>
      <text:p text:style-name="P10"/>
      <text:p text:style-name="P10">function solution(A) {</text:p>
      <text:p text:style-name="P10"><text:s text:c="4"/>// write your code in JavaScript (Node.js 8.9.4)</text:p>
      <text:p text:style-name="P10"><text:s text:c="4"/></text:p>
      <text:p text:style-name="P10"><text:s text:c="4"/>let total = 0;</text:p>
      <text:p text:style-name="P10"><text:s text:c="4"/>for(let item of A) total+= item;</text:p>
      <text:p text:style-name="P10"><text:s text:c="4"/></text:p>
      <text:p text:style-name="P10"><text:s text:c="4"/>return (A.length+1)*(A.length + 2) / 2 - total</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ext:span text:style-name="T2">*************************</text:span><text:span text:style-name="T3">Tape Equilibrium****************************</text:span></text:p>
      <text:p text:style-name="P12"><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2"><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13"><text:span text:style-name="T2">For this problem you are given an array of integers and asked to split it into two arrays so that the absolute difference between the two array’s total sums is the smallest possible.</text:span></text:p>
      <text:p text:style-name="P13"/>
      <text:p text:style-name="P11"><text:span text:style-name="T18"><text:s/>function solution(A) {</text:span></text:p>
      <text:p text:style-name="P11"><text:s text:c="4"/>// write your code in JavaScript (Node.js 8.9.4)</text:p>
      <text:p text:style-name="P11"><text:s text:c="4"/>let total = A.reduce((a,b) =&gt; a + b, 0);</text:p>
      <text:p text:style-name="P11"><text:s text:c="4"/>let diff = Infinity;</text:p>
      <text:p text:style-name="P11"><text:s text:c="4"/>let total2 = 0;</text:p>
      <text:p text:style-name="P11"><text:s text:c="4"/>for(let i = 0; i &lt; A.length -1; i++) {</text:p>
      <text:p text:style-name="P11"><text:s text:c="8"/>total-= A[i];</text:p>
      <text:p text:style-name="P11"><text:s text:c="8"/>total2+=A[i];</text:p>
      <text:p text:style-name="P11"><text:s text:c="8"/>let newDeff = Math.abs(total - total2);</text:p>
      <text:p text:style-name="P11"><text:s text:c="8"/>if(newDeff &lt; diff) diff = newDeff</text:p>
      <text:p text:style-name="P11"><text:s text:c="4"/>}</text:p>
      <text:p text:style-name="P11"><text:s text:c="4"/>return diff</text:p>
      <text:p text:style-name="P11">}</text:p>
      <text:p text:style-name="P11"/>
      <text:p text:style-name="P26">I messed it up by not putting a -1 on my A.length.</text:p>
      <text:p text:style-name="P26">This one has many variations, largest sum, if it has two that are equal. Apparently also known as a partition problem.</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FrogRiverOne**************************</text:p>
      <text:p text:style-name="P29"><text:a xlink:type="simple" xlink:href="https://app.codility.com/c/run/trainingUVKY6U-X4E/" text:style-name="Internet_20_link" text:visited-style-name="Visited_20_Internet_20_Link">https://app.codility.com/c/run/trainingUVKY6U-X4E/</text:a> </text:p>
      <text:p text:style-name="P27">In this problem you are given an array of numbers, and a target number. For example, a target number of 5 means you must see the number between 1 and 5 in your array and once you see them you return the index it is complete at. If not, return -1. It’s supposed to be a frog hopping over a river needing lily pads to make it across. You want to return the first time the frog can jump.</text:p>
      <text:p text:style-name="P27">The array is not ordered.</text:p>
      <text:p text:style-name="P27">I initially thought of a way to solve it by using a “new Set()”; and pushing each lily pad onto it that was equal to or lower than the target number, and if the length of the set ever reached the target number you would know you had all the lily pads and could return the current index as the first time everything was possible.</text:p>
      <text:p text:style-name="P27">My idea worked, except I forgot that you needed to use the add() and size() methods instead of push() and size();</text:p>
      <text:p text:style-name="P28">Also I don’t know why but I added in a calculation of the total sum of all number between 1 and the target. <text:span text:style-name="T4">N * (1 +N) / 2 </text:span>totally not needed but useful to remember for other problems I suspect.</text:p>
      <text:p text:style-name="P28"/>
      <text:p text:style-name="P14">function solution(X, A) {</text:p>
      <text:p text:style-name="P14"><text:s text:c="4"/>// write your code in JavaScript (Node.js 8.9.4)</text:p>
      <text:p text:style-name="P14"><text:s text:c="4"/>let final = -1;</text:p>
      <text:p text:style-name="P14"><text:s text:c="4"/>let mySet = new Set();</text:p>
      <text:p text:style-name="P14"><text:s text:c="4"/>for(let i = 0; i &lt; A.length; i++) {</text:p>
      <text:p text:style-name="P14"><text:s text:c="8"/></text:p>
      <text:p text:style-name="P14"><text:s text:c="8"/>if(A[i] &lt;= X) mySet.add(A[i])</text:p>
      <text:p text:style-name="P14"><text:s text:c="8"/>if(mySet.size == X) return final = i</text:p>
      <text:p text:style-name="P14"><text:s text:c="4"/>}</text:p>
      <text:p text:style-name="P14"><text:s text:c="4"/>return final;</text:p>
      <text:p text:style-name="P15">}</text:p>
      <text:p text:style-name="P15"><text:a xlink:type="simple" xlink:href="https://app.codility.com/demo/results/trainingJ5XXDR-GUS/" text:style-name="Internet_20_link" text:visited-style-name="Visited_20_Internet_20_Link">https://app.codility.com/demo/results/trainingJ5XXDR-GUS/</text:a> <text:line-break/></text:p>
      <text:p text:style-name="P30">Really happy that I figured out to use the set() method, it took me a moment to figure out how to use it properly though. Also the total number trick is useful, though not in this case, for finding the total sum of large numbers within itself. Instead of a for loop incrementing a counter.</text:p>
      <text:p text:style-name="P30"/>
      <text:p text:style-name="P31">Questions: What if you the number started at 4 instead of 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4T07:15:38.870000000</dc:date>
    <meta:editing-duration>PT18H2M56S</meta:editing-duration>
    <meta:editing-cycles>6</meta:editing-cycles>
    <meta:document-statistic meta:table-count="0" meta:image-count="0" meta:object-count="0" meta:page-count="7" meta:paragraph-count="146" meta:word-count="1867" meta:character-count="11069" meta:non-whitespace-character-count="8889"/>
  </office:meta>
</office:document-meta>
</file>